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office:automatic-styles>
  <office:body>
    <office:text text:use-soft-page-breaks="true">
      <text:p text:style-name="P1">Consent form</text:p>
      <text:p text:style-name="Normal">VR Balance game<text:s/></text:p>
      <text:p text:style-name="Normal"><text:span text:style-name="T2">Study administrator:</text:span><text:s/>Liam Mason –<text:s/><text:a xlink:href="mailto:11358736@students.lincoln.ac.uk" office:target-frame-name="_top" xlink:show="replace"><text:span text:style-name="Hyperlink">11358736@students.lincoln.ac.uk</text:span></text:a><text:s/>-<text:tab/>07832749697</text:p>
      <text:p text:style-name="Normal"/>
      <text:p text:style-name="Normal">The purpose of this study is to find how users react to changes in balance and how they interact with one another, specifically the choices they make. Participants of the study may be required to be part of two iterations roughly a month apart. Some contact information will be required in order to set these events up, no information received will be passed on and will be deleted after the second iteration.<text:s/></text:p>
      <text:p text:style-name="Normal">Participants will be required to fill out a “Player type” questionnaire in order to categorize them. There will be no need of information such as gender or nationality. This data will be anonymous and also destroyed at the end of the project.</text:p>
      <text:p text:style-name="Normal">To research this an observation based study will be taking place which requires the filming of participants, particularly using Affectiva which records emotions. You may opt out of this by requesting it. The video recordings from this project will be destroyed at the end of the projects life.</text:p>
      <text:p text:style-name="Normal">The project will involve the use of Virtual Reality; it is important to understand there may be side effects such as nausea. You are free to ask for as many breaks as possible and feel no need to continue if you feel any adverse side effects. <text:s/></text:p>
      <text:p text:style-name="Normal">You are free to stop the test at any point if you wish to no longer continue and you may request your data to be removed at any point.<text:s/>Feel free to ask me any questions before signing.<text:s/></text:p>
      <text:p text:style-name="Normal">Thankyou.</text:p>
      <text:p text:style-name="Normal"/>
      <text:p text:style-name="Normal"/>
      <text:p text:style-name="Normal"><text:span text:style-name="T3">Statement of informed<text:s/></text:span><text:span text:style-name="T4">consent</text:span>:</text:p>
      <text:p text:style-name="Normal">I have read the description of this study and the rights I have as a participant. I voluntarily agree to be part of this study.</text:p>
      <text:p text:style-name="Normal"/>
      <text:p text:style-name="Normal">Participants Name:……………………………………………………………………..</text:p>
      <text:p text:style-name="Normal">Participants Signature:………………………………………………………………..</text:p>
      <text:p text:style-name="Normal">Date:……………………………………………………………………………………………<text:tab/></text:p>
      <text:p text:style-name="Normal">Contact Details (Whichever is best for you, Email, Moble, FB etc.):………………………………………………….</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Mason (11358736)</meta:initial-creator>
    <dc:creator>Liam Mason (11358736)</dc:creator>
    <meta:creation-date>2016-10-31T18:12:00Z</meta:creation-date>
    <dc:date>2016-10-31T18:44:00Z</dc:date>
    <meta:template xlink:href="Normal.dotm" xlink:type="simple"/>
    <meta:editing-cycles>1</meta:editing-cycles>
    <meta:editing-duration>PT1920S</meta:editing-duration>
    <meta:document-statistic meta:page-count="1" meta:paragraph-count="3" meta:word-count="299" meta:character-count="2001" meta:row-count="14" meta:non-whitespace-character-count="1705"/>
  </office:meta>
</office:document-meta>
</file>